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SocketFrameTypeMessageConditionTests.comb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SocketFrameTypeMessageConditionTests.getMatchingCond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SocketFrameTypeMessageConditionTests.message( @ Nullable FrameType fra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SocketFrameTypeMessageConditionTests.compar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SocketFrameTypeMessageConditionTests.condition( FrameType ... fra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FrameTypeMessageConditionTests.getMatchingCondition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